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text-properties officeooo:rsid="0002dda8" officeooo:paragraph-rsid="0002dda8"/>
    </style:style>
    <style:style style:name="P3" style:family="paragraph" style:parent-style-name="Standard">
      <style:text-properties officeooo:rsid="0011d5a8" officeooo:paragraph-rsid="001252fa"/>
    </style:style>
    <style:style style:name="P4" style:family="paragraph" style:parent-style-name="Standard">
      <style:text-properties fo:font-weight="normal" officeooo:rsid="00062bb5" officeooo:paragraph-rsid="00046814" style:font-weight-asian="normal" style:font-weight-complex="normal"/>
    </style:style>
    <style:style style:name="P5" style:family="paragraph" style:parent-style-name="Standard" style:list-style-name="L1"/>
    <style:style style:name="P6" style:family="paragraph" style:parent-style-name="Standard" style:list-style-name="L1">
      <style:text-properties officeooo:paragraph-rsid="0033ec84"/>
    </style:style>
    <style:style style:name="P7" style:family="paragraph" style:parent-style-name="Standard" style:list-style-name="L1">
      <style:text-properties officeooo:paragraph-rsid="005a85c8"/>
    </style:style>
    <style:style style:name="P8" style:family="paragraph" style:parent-style-name="Standard" style:list-style-name="L1">
      <style:text-properties officeooo:paragraph-rsid="005488f9"/>
    </style:style>
    <style:style style:name="P9" style:family="paragraph" style:parent-style-name="Standard" style:list-style-name="L1">
      <style:text-properties officeooo:paragraph-rsid="001f1121"/>
    </style:style>
    <style:style style:name="P10" style:family="paragraph" style:parent-style-name="Standard" style:list-style-name="L1">
      <style:text-properties officeooo:paragraph-rsid="004e2064"/>
    </style:style>
    <style:style style:name="P11" style:family="paragraph" style:parent-style-name="Standard" style:list-style-name="L1">
      <style:text-properties officeooo:paragraph-rsid="0055c173"/>
    </style:style>
    <style:style style:name="P12" style:family="paragraph" style:parent-style-name="Standard" style:list-style-name="L1">
      <style:text-properties officeooo:paragraph-rsid="00724b05"/>
    </style:style>
    <style:style style:name="P13" style:family="paragraph" style:parent-style-name="Standard" style:list-style-name="L1">
      <style:text-properties officeooo:rsid="0000e3c9"/>
    </style:style>
    <style:style style:name="P14" style:family="paragraph" style:parent-style-name="Standard" style:list-style-name="L1">
      <style:text-properties officeooo:rsid="002b7a08" officeooo:paragraph-rsid="0035e32b"/>
    </style:style>
    <style:style style:name="P15" style:family="paragraph" style:parent-style-name="Standard" style:list-style-name="L1">
      <style:text-properties officeooo:rsid="000da6a4" officeooo:paragraph-rsid="0010464a"/>
    </style:style>
    <style:style style:name="P16" style:family="paragraph" style:parent-style-name="Standard" style:list-style-name="L1">
      <style:text-properties officeooo:rsid="000da6a4" officeooo:paragraph-rsid="000da6a4"/>
    </style:style>
    <style:style style:name="P17" style:family="paragraph" style:parent-style-name="Standard" style:list-style-name="L1">
      <style:text-properties officeooo:rsid="000da6a4" officeooo:paragraph-rsid="005a85c8"/>
    </style:style>
    <style:style style:name="P18" style:family="paragraph" style:parent-style-name="Standard" style:list-style-name="L1">
      <style:text-properties officeooo:rsid="0044c4b8" officeooo:paragraph-rsid="000da6a4"/>
    </style:style>
    <style:style style:name="P19" style:family="paragraph" style:parent-style-name="Standard" style:list-style-name="L1">
      <style:text-properties officeooo:rsid="004754a0" officeooo:paragraph-rsid="004754a0"/>
    </style:style>
    <style:style style:name="P20" style:family="paragraph" style:parent-style-name="Standard" style:list-style-name="L1">
      <style:text-properties officeooo:rsid="0031d5b4" officeooo:paragraph-rsid="005a85c8"/>
    </style:style>
    <style:style style:name="P21" style:family="paragraph" style:parent-style-name="Standard" style:list-style-name="L1">
      <style:text-properties officeooo:rsid="0049489d" officeooo:paragraph-rsid="0017df9f"/>
    </style:style>
    <style:style style:name="P22" style:family="paragraph" style:parent-style-name="Standard" style:list-style-name="L1">
      <style:text-properties officeooo:rsid="0011e7e8" officeooo:paragraph-rsid="00131b34"/>
    </style:style>
    <style:style style:name="P23" style:family="paragraph" style:parent-style-name="Standard" style:list-style-name="L1">
      <style:text-properties officeooo:rsid="0011e7e8" officeooo:paragraph-rsid="001252fa"/>
    </style:style>
    <style:style style:name="P24" style:family="paragraph" style:parent-style-name="Standard" style:list-style-name="L1">
      <style:text-properties officeooo:rsid="00131b34" officeooo:paragraph-rsid="00131b34"/>
    </style:style>
    <style:style style:name="P25" style:family="paragraph" style:parent-style-name="Standard" style:list-style-name="L1">
      <style:text-properties officeooo:rsid="004ee504" officeooo:paragraph-rsid="004ee504"/>
    </style:style>
    <style:style style:name="P26" style:family="paragraph" style:parent-style-name="Standard" style:list-style-name="L1">
      <style:text-properties officeooo:rsid="005d220d" officeooo:paragraph-rsid="005d220d"/>
    </style:style>
    <style:style style:name="P27" style:family="paragraph" style:parent-style-name="Standard" style:list-style-name="L1">
      <style:text-properties officeooo:rsid="001c6a8d" officeooo:paragraph-rsid="001c6a8d"/>
    </style:style>
    <style:style style:name="P28" style:family="paragraph" style:parent-style-name="Standard" style:list-style-name="L1">
      <style:text-properties officeooo:rsid="0002dda8" officeooo:paragraph-rsid="0002dda8"/>
    </style:style>
    <style:style style:name="P29" style:family="paragraph" style:parent-style-name="Standard" style:list-style-name="L1">
      <style:text-properties officeooo:rsid="00046814" officeooo:paragraph-rsid="00046814"/>
    </style:style>
    <style:style style:name="P30" style:family="paragraph" style:parent-style-name="Standard" style:list-style-name="L1">
      <style:text-properties style:font-name="Times New Roman" fo:font-size="12pt" officeooo:rsid="001d1022" officeooo:paragraph-rsid="000c9637" style:font-size-asian="12pt" style:font-size-complex="12pt"/>
    </style:style>
    <style:style style:name="P31" style:family="paragraph" style:parent-style-name="Standard" style:list-style-name="L1">
      <style:text-properties fo:font-weight="normal" officeooo:rsid="001f1121" officeooo:paragraph-rsid="001f1121" style:font-weight-asian="normal" style:font-weight-complex="normal"/>
    </style:style>
    <style:style style:name="P32" style:family="paragraph" style:parent-style-name="Standard" style:list-style-name="L1">
      <style:text-properties fo:font-weight="normal" officeooo:paragraph-rsid="0029bb3b"/>
    </style:style>
    <style:style style:name="P33" style:family="paragraph" style:parent-style-name="Standard" style:list-style-name="L1">
      <style:text-properties fo:font-weight="normal" officeooo:rsid="0029bb3b" officeooo:paragraph-rsid="0029bb3b"/>
    </style:style>
    <style:style style:name="P34" style:family="paragraph" style:parent-style-name="Standard" style:list-style-name="L1">
      <style:text-properties officeooo:rsid="0068828a" officeooo:paragraph-rsid="0068828a"/>
    </style:style>
    <style:style style:name="P35" style:family="paragraph" style:parent-style-name="Standard" style:list-style-name="L1">
      <style:paragraph-properties fo:text-align="start" style:justify-single-word="false"/>
      <style:text-properties fo:font-variant="normal" fo:text-transform="none" fo:color="#000000" style:font-name="Times New Roman" fo:font-size="12pt" fo:letter-spacing="normal" fo:font-style="normal" fo:font-weight="normal" officeooo:rsid="00695569" officeooo:paragraph-rsid="006a5be9" style:font-size-asian="12pt" style:font-weight-asian="normal" style:font-size-complex="12pt" style:font-weight-complex="normal"/>
    </style:style>
    <style:style style:name="P36" style:family="paragraph" style:parent-style-name="Standard" style:list-style-name="L1">
      <style:text-properties fo:font-variant="normal" fo:text-transform="none" fo:color="#000000" style:font-name="Times New Roman" fo:font-size="12pt" fo:letter-spacing="normal" fo:font-style="normal" fo:font-weight="normal" officeooo:rsid="0029de93" officeooo:paragraph-rsid="0029de93" style:font-size-asian="12pt" style:font-weight-asian="normal" style:font-size-complex="12pt" style:font-weight-complex="normal"/>
    </style:style>
    <style:style style:name="P37" style:family="paragraph" style:parent-style-name="Standard" style:list-style-name="L1">
      <style:text-properties fo:font-variant="normal" fo:text-transform="none" fo:color="#000000" style:font-name="Times New Roman" fo:font-size="12pt" fo:letter-spacing="normal" fo:font-style="normal" fo:font-weight="normal" officeooo:rsid="0068aded" officeooo:paragraph-rsid="007afbd6" style:font-size-asian="12pt" style:font-weight-asian="normal" style:font-size-complex="12pt" style:font-weight-complex="normal"/>
    </style:style>
    <style:style style:name="P38" style:family="paragraph" style:parent-style-name="Text_20_body" style:list-style-name="L2">
      <style:text-properties officeooo:paragraph-rsid="005d220d"/>
    </style:style>
    <style:style style:name="P39" style:family="paragraph" style:parent-style-name="Text_20_body" style:list-style-name="L2">
      <style:text-properties officeooo:paragraph-rsid="005eea8c"/>
    </style:style>
    <style:style style:name="P40" style:family="paragraph" style:parent-style-name="Text_20_body" style:list-style-name="L2">
      <style:text-properties officeooo:paragraph-rsid="0060ab9d"/>
    </style:style>
    <style:style style:name="P41" style:family="paragraph" style:parent-style-name="Text_20_body" style:list-style-name="L1">
      <style:text-properties officeooo:paragraph-rsid="0071a091"/>
    </style:style>
    <style:style style:name="P42" style:family="paragraph" style:parent-style-name="Predeterminado_7e_LT_7e_Gliederung_20_1" style:list-style-name="L1">
      <style:text-properties officeooo:paragraph-rsid="00748661"/>
    </style:style>
    <style:style style:name="T1" style:family="text">
      <style:text-properties style:text-underline-style="solid" style:text-underline-width="auto" style:text-underline-color="font-color" officeooo:rsid="00310e89"/>
    </style:style>
    <style:style style:name="T2" style:family="text">
      <style:text-properties style:text-underline-style="solid" style:text-underline-width="auto" style:text-underline-color="font-color" officeooo:rsid="0073461e"/>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bold" officeooo:rsid="000da6a4" style:font-weight-asian="bold" style:font-weight-complex="bold"/>
    </style:style>
    <style:style style:name="T6" style:family="text">
      <style:text-properties fo:font-weight="bold" officeooo:rsid="0011d5a8" style:font-weight-asian="bold" style:font-weight-complex="bold"/>
    </style:style>
    <style:style style:name="T7" style:family="text">
      <style:text-properties fo:font-weight="bold" officeooo:rsid="002f4919" style:font-weight-asian="bold" style:font-weight-complex="bold"/>
    </style:style>
    <style:style style:name="T8" style:family="text">
      <style:text-properties fo:font-weight="bold" officeooo:rsid="00062bb5" style:font-weight-asian="bold" style:font-weight-complex="bold"/>
    </style:style>
    <style:style style:name="T9" style:family="text">
      <style:text-properties fo:font-weight="bold" officeooo:rsid="0007b4a2" style:font-weight-asian="bold" style:font-weight-complex="bold"/>
    </style:style>
    <style:style style:name="T10" style:family="text">
      <style:text-properties fo:font-weight="bold" officeooo:rsid="000c2139" style:font-weight-asian="bold" style:font-weight-complex="bold"/>
    </style:style>
    <style:style style:name="T11" style:family="text">
      <style:text-properties fo:font-weight="bold" officeooo:rsid="0029bb3b" style:font-weight-asian="bold" style:font-weight-complex="bold"/>
    </style:style>
    <style:style style:name="T12" style:family="text">
      <style:text-properties fo:font-weight="bold" officeooo:rsid="004e2064" style:font-weight-asian="bold" style:font-weight-complex="bold"/>
    </style:style>
    <style:style style:name="T13" style:family="text">
      <style:text-properties fo:font-weight="bold" officeooo:rsid="0000e3c9" style:font-weight-asian="bold" style:font-weight-complex="bold"/>
    </style:style>
    <style:style style:name="T14" style:family="text">
      <style:text-properties fo:font-weight="bold" officeooo:rsid="005c2e12" style:font-weight-asian="bold" style:font-weight-complex="bold"/>
    </style:style>
    <style:style style:name="T15" style:family="text">
      <style:text-properties fo:font-weight="bold" officeooo:rsid="006514e1" style:font-weight-asian="bold" style:font-weight-complex="bold"/>
    </style:style>
    <style:style style:name="T16" style:family="text">
      <style:text-properties fo:font-weight="bold" officeooo:rsid="0067fed6"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62bb5" style:font-weight-asian="normal" style:font-weight-complex="normal"/>
    </style:style>
    <style:style style:name="T19" style:family="text">
      <style:text-properties fo:font-weight="normal" officeooo:rsid="0007b4a2" style:font-weight-asian="normal" style:font-weight-complex="normal"/>
    </style:style>
    <style:style style:name="T20" style:family="text">
      <style:text-properties fo:font-weight="normal" officeooo:rsid="000c2139" style:font-weight-asian="normal" style:font-weight-complex="normal"/>
    </style:style>
    <style:style style:name="T21" style:family="text">
      <style:text-properties fo:font-weight="normal" officeooo:rsid="0067fed6" style:font-weight-asian="normal" style:font-weight-complex="normal"/>
    </style:style>
    <style:style style:name="T22" style:family="text">
      <style:text-properties style:font-name="Arial1" fo:font-size="18pt" fo:font-weight="normal" style:font-size-asian="18pt" style:font-weight-asian="normal" style:font-weight-complex="normal"/>
    </style:style>
    <style:style style:name="T23" style:family="text">
      <style:text-properties style:font-name="Times New Roman" fo:font-size="12pt" fo:font-weight="normal" style:font-size-asian="12pt" style:font-weight-asian="normal" style:font-size-complex="12pt" style:font-weight-complex="normal"/>
    </style:style>
    <style:style style:name="T24" style:family="text">
      <style:text-properties style:font-name="Times New Roman" fo:font-size="12pt" fo:font-weight="normal" officeooo:rsid="000c2139" style:font-size-asian="12pt" style:font-weight-asian="normal" style:font-size-complex="12pt" style:font-weight-complex="normal"/>
    </style:style>
    <style:style style:name="T25" style:family="text">
      <style:text-properties style:font-name="Times New Roman" fo:font-size="12pt" style:font-size-asian="12pt" style:font-size-complex="12pt"/>
    </style:style>
    <style:style style:name="T26" style:family="text">
      <style:text-properties style:font-name="Times New Roman" fo:font-size="12pt" officeooo:rsid="0008f1cb" style:font-size-asian="12pt" style:font-size-complex="12pt"/>
    </style:style>
    <style:style style:name="T27" style:family="text">
      <style:text-properties style:font-name="Times New Roman" fo:font-size="12pt" officeooo:rsid="000bbe93" style:font-size-asian="12pt" style:font-size-complex="12pt"/>
    </style:style>
    <style:style style:name="T28" style:family="text">
      <style:text-properties style:font-name="Times New Roman" fo:font-size="12pt" officeooo:rsid="000c9637" style:font-size-asian="12pt" style:font-size-complex="12pt"/>
    </style:style>
    <style:style style:name="T29" style:family="text">
      <style:text-properties style:font-name="Times New Roman" fo:font-size="12pt" officeooo:rsid="001122ed" style:font-size-asian="12pt" style:font-size-complex="12pt"/>
    </style:style>
    <style:style style:name="T30" style:family="text">
      <style:text-properties style:font-name="Times New Roman" fo:font-size="12pt" officeooo:rsid="001d1022" style:font-size-asian="12pt" style:font-size-complex="12pt"/>
    </style:style>
    <style:style style:name="T31" style:family="text">
      <style:text-properties style:font-name="Times New Roman" fo:font-size="12pt" officeooo:rsid="001f1121" style:font-size-asian="12pt" style:font-size-complex="12pt"/>
    </style:style>
    <style:style style:name="T32" style:family="text">
      <style:text-properties style:font-name="Times New Roman" fo:font-size="12pt" officeooo:rsid="007274a5" style:font-size-asian="12pt" style:font-size-complex="12pt"/>
    </style:style>
    <style:style style:name="T33" style:family="text">
      <style:text-properties style:font-name="Times New Roman" fo:font-size="12pt" officeooo:rsid="0073aebd" style:font-size-asian="12pt" style:font-size-complex="12pt"/>
    </style:style>
    <style:style style:name="T34" style:family="text">
      <style:text-properties style:font-name="Times New Roman" fo:font-size="12pt" officeooo:rsid="00748661" style:font-size-asian="12pt" style:font-size-complex="12pt"/>
    </style:style>
    <style:style style:name="T35" style:family="text">
      <style:text-properties officeooo:rsid="000da6a4"/>
    </style:style>
    <style:style style:name="T36" style:family="text">
      <style:text-properties officeooo:rsid="0011d5a8"/>
    </style:style>
    <style:style style:name="T37" style:family="text">
      <style:text-properties officeooo:rsid="0014eb8e"/>
    </style:style>
    <style:style style:name="T38" style:family="text">
      <style:text-properties officeooo:rsid="001a6f1a"/>
    </style:style>
    <style:style style:name="T39" style:family="text">
      <style:text-properties officeooo:rsid="001f9374"/>
    </style:style>
    <style:style style:name="T40" style:family="text">
      <style:text-properties officeooo:rsid="002346fd"/>
    </style:style>
    <style:style style:name="T41" style:family="text">
      <style:text-properties fo:font-variant="normal" fo:text-transform="none" fo:color="#000000" style:font-name="Times New Roman" fo:font-size="12pt" fo:letter-spacing="normal" fo:font-style="normal" style:font-size-asian="12pt" style:font-size-complex="12pt"/>
    </style:style>
    <style:style style:name="T42" style:family="text">
      <style:text-properties fo:font-variant="normal" fo:text-transform="none" fo:color="#000000" style:font-name="Times New Roman" fo:font-size="12pt" fo:letter-spacing="normal" fo:font-style="normal" officeooo:rsid="0078e573" style:font-size-asian="12pt" style:font-size-complex="12pt"/>
    </style:style>
    <style:style style:name="T43" style:family="text">
      <style:text-properties fo:font-variant="normal" fo:text-transform="none" fo:color="#000000" style:font-name="Times New Roman" fo:font-size="12pt" fo:letter-spacing="normal" fo:font-style="normal" style:font-size-asian="12pt" style:font-weight-asian="normal" style:font-size-complex="12pt" style:font-weight-complex="normal"/>
    </style:style>
    <style:style style:name="T44" style:family="text">
      <style:text-properties fo:font-variant="normal" fo:text-transform="none" fo:color="#000000" style:font-name="Times New Roman" fo:font-size="12pt" fo:letter-spacing="normal" fo:font-style="normal" officeooo:rsid="0029de93" style:font-size-asian="12pt" style:font-weight-asian="normal" style:font-size-complex="12pt" style:font-weight-complex="normal"/>
    </style:style>
    <style:style style:name="T45"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46" style:family="text">
      <style:text-properties officeooo:rsid="0029bb3b" style:font-weight-asian="normal" style:font-weight-complex="normal"/>
    </style:style>
    <style:style style:name="T47" style:family="text">
      <style:text-properties officeooo:rsid="002f4919"/>
    </style:style>
    <style:style style:name="T48" style:family="text">
      <style:text-properties officeooo:rsid="0031cf8d"/>
    </style:style>
    <style:style style:name="T49" style:family="text">
      <style:text-properties officeooo:rsid="002b7a08"/>
    </style:style>
    <style:style style:name="T50" style:family="text">
      <style:text-properties officeooo:rsid="0031d5b4"/>
    </style:style>
    <style:style style:name="T51" style:family="text">
      <style:text-properties officeooo:rsid="00323e7e"/>
    </style:style>
    <style:style style:name="T52" style:family="text">
      <style:text-properties officeooo:rsid="0035e32b"/>
    </style:style>
    <style:style style:name="T53" style:family="text">
      <style:text-properties officeooo:rsid="0037dbd7"/>
    </style:style>
    <style:style style:name="T54" style:family="text">
      <style:text-properties officeooo:rsid="003cf983"/>
    </style:style>
    <style:style style:name="T55" style:family="text">
      <style:text-properties officeooo:rsid="0029400d"/>
    </style:style>
    <style:style style:name="T56" style:family="text">
      <style:text-properties officeooo:rsid="001f1121"/>
    </style:style>
    <style:style style:name="T57" style:family="text">
      <style:text-properties officeooo:rsid="004d8584"/>
    </style:style>
    <style:style style:name="T58" style:family="text">
      <style:text-properties officeooo:rsid="004e2064"/>
    </style:style>
    <style:style style:name="T59" style:family="text">
      <style:text-properties officeooo:rsid="00558522"/>
    </style:style>
    <style:style style:name="T60" style:family="text">
      <style:text-properties officeooo:rsid="0055c173"/>
    </style:style>
    <style:style style:name="T61" style:family="text">
      <style:text-properties officeooo:rsid="00569707"/>
    </style:style>
    <style:style style:name="T62" style:family="text">
      <style:text-properties officeooo:rsid="0000e3c9"/>
    </style:style>
    <style:style style:name="T63" style:family="text">
      <style:text-properties officeooo:rsid="0068d7a2"/>
    </style:style>
    <style:style style:name="T64" style:family="text">
      <style:text-properties officeooo:rsid="00694907"/>
    </style:style>
    <style:style style:name="T65" style:family="text">
      <style:text-properties officeooo:rsid="006cc693"/>
    </style:style>
    <style:style style:name="T66" style:family="text">
      <style:text-properties officeooo:rsid="006ebe13"/>
    </style:style>
    <style:style style:name="T67" style:family="text">
      <style:text-properties officeooo:rsid="00775813"/>
    </style:style>
    <style:style style:name="T68" style:family="text">
      <style:text-properties officeooo:rsid="0078e5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sumen de la 1º clase, </text:span><text:span text:style-name="T2">Data Warehouse</text:span>:</text:p>
      <text:p text:style-name="P1"/>
      <text:list xml:id="list6799538692788564811" text:style-name="L1">
        <text:list-item>
          <text:p text:style-name="P5"><text:span text:style-name="T13">ERP:</text:span><text:span text:style-name="T62"> Enterprise resource planning. Es un software que sirve para administración de negocios. Las </text:span>compañías<text:span text:style-name="T62"> lo utilizan para recolectar, almacenar, administrar e interpretar información de diversas actividades de negocios (utiliza una bases de datos convencionales).</text:span></text:p>
          <text:p text:style-name="P13"/>
        </text:list-item>
        <text:list-item>
          <text:p text:style-name="P6"><text:span text:style-name="T5">BI</text:span><text:span text:style-name="T35">: Business Intelligence, i</text:span>nteligencia empresarial, inteligencia de negocios.</text:p>
          <text:p text:style-name="P14">La inteligencia de negocios <text:span text:style-name="T51">es </text:span>término <text:span text:style-name="T51">popularizado por </text:span>Howard Dresner, para describir un conjunto de conceptos y métodos para mejorar la toma de decisiones de negocio mediante el uso de sistemas de apoyo computarizado<text:span text:style-name="T52">s</text:span> basado en hechos.</text:p>
          <text:p text:style-name="P15">Actualmente, en las actividades diarias de cualquier organización, se generan datos como producto secundario, que son el resultado de todas las transacciones que se realizan.</text:p>
          <text:p text:style-name="P5">Aquí es donde la BI entra en juego, ya que al obtener conocimiento del negocio una vez capturada la información de todas las áreas en la empresa, es posible establecer estrategias y determinar cuáles son las fortalezas y las debilidades.</text:p>
          <text:p text:style-name="P18">Por lo tanto, BI provee de un conjunto de tecnologías capaces de satisfacer a una gran gama de usuarios, junto a sus necesidades específicas en cuanto al análisis de información, para convertir datos en información que enriquezcan sus decisiones.</text:p>
          <text:p text:style-name="P19">Para Daniel Power, los v<text:span text:style-name="T55">endedores y analistas de sistemas de información tienden a usar el término </text:span>BI <text:span text:style-name="T55">para una categoría de herramientas de software que pueden ser utilizados para extraer y analizar los datos de las bases de datos corporativas.</text:span></text:p>
          <text:p text:style-name="P5"><text:span text:style-name="T35">Debido a que para llevar a cabo BI, es necesario gestionar datos guardados en </text:span>diversos<text:span text:style-name="T35"> formatos, fuentes y tipos, para luego depurarlos e integrarlos, además de almacenarlos en un solo destino o base de datos que permita su posterior análisis y exploración, </text:span></text:p>
          <text:p text:style-name="P16">es imperativo y de vital importancia contar con un proceso que satisfaga todas estas necesidades. Este proceso se denomina Data Warehousing.</text:p>
          <text:p text:style-name="P16"/>
        </text:list-item>
        <text:list-item>
          <text:p text:style-name="P7"><text:span text:style-name="T4">DSS: </text:span>Decision Support System, sistema de soporte a las decisiones.</text:p>
          <text:p text:style-name="P7"><text:span text:style-name="T40">N</text:span>o hay una definición universalmente aceptada de lo que es un DSS. En general, podemos decir que un DSS es un sistema informático utilizado para servir de apoyo, más que automatizar, el proceso de toma de decisiones.</text:p>
          <text:p text:style-name="P7"><text:span text:style-name="T48">El autor </text:span><text:bookmark text:name="yui_3_14_1_1_1427574961258_1741"/>Daniel Power, <text:span text:style-name="T48">propone utilizar el término Data-driven DSS, en lugar de Business Intelligence. Pues, para él, un sistema de inteligencia de negocios es un DSS basado en datos <text:s/>(Data-driven DSS) que soporta principalmente la consulta de una base de datos histórica y la producción de informes periódicos.</text:span></text:p>
          <text:p text:style-name="P7">Data-driven DSS es un tipo de DSS, que hace hincapié en el acceso y la manipulación de <text:span text:style-name="T48">una </text:span>serie temporal interna de la empresa, y a veces, datos externos.</text:p>
          <text:p text:style-name="P7">Una serie temporal es una secuencia de <text:span text:style-name="T48">datos</text:span>, observaciones o valores, medidos en determinados momentos y ordenados cronológicamente.</text:p>
          <text:p text:style-name="P7"><text:span text:style-name="T50">Un s</text:span>istema de archivos simples, que se accede por herramientas de consulta y recuperación <text:span text:style-name="T50">es un Data-driven DSS, en su</text:span> nivel más elemental de funcionalidad.</text:p>
          <text:p text:style-name="P20">Entonces, para Power, BI <text:span text:style-name="T49">se refiere a un propósito específico </text:span>de <text:span text:style-name="T49">algunos </text:span>Data-driven <text:span text:style-name="T49">DSS.</text:span></text:p>
          <text:p text:style-name="P17"><text:span text:style-name="T54">Es importante aclara, que un Data Warehouse no es un DSS. Sino que, es una de las componentes principales de un sistema BI, o </text:span>Data-driven <text:span text:style-name="T53">DSS.</text:span></text:p>
          <text:p text:style-name="P16"/>
        </text:list-item>
        <text:list-item>
          <text:p text:style-name="P8"><text:span text:style-name="T6">DW, ¿Qué es?</text:span><text:span text:style-name="T36">: Data Warehouse, </text:span>almacén de datos.</text:p>
          <text:p text:style-name="P5">Bill Inmon fue uno de los primeros autores en escribir sobre el tema de los almacenes de datos, define un <text:span text:style-name="T38">DW</text:span> en términos de <text:span text:style-name="T38">sus </text:span>características.</text:p>
          <text:p text:style-name="P5">Ralph Kimball es otro conocido autor en el tema de los data warehouse, define un almacén de datos como: "una copia de las transacciones de datos específicamente estructurada para la consulta y el análisis".</text:p>
          <text:p text:style-name="P9"><text:span text:style-name="T56">Cuando se define DW en términos de sus características, se dice no volátil por el hecho de </text:span><text:soft-page-break/><text:span text:style-name="T56">que los datos no son transitorios.</text:span></text:p>
          <text:p text:style-name="P21">Un DW se trata, sobre todo, de un expediente completo de una organización, más allá de la información transaccional y operacional, <text:span text:style-name="T67">a</text:span>lmacenado en una base de datos diseñada para favorecer el análisis y la divulgación eficiente de datos.</text:p>
        </text:list-item>
      </text:list>
      <text:p text:style-name="P3"/>
      <text:list xml:id="list215732187001397" text:continue-numbering="true" text:style-name="L1">
        <text:list-item>
          <text:p text:style-name="P22"><text:span text:style-name="T4">DW, <text:s/></text:span><text:span text:style-name="T14">A</text:span><text:span text:style-name="T4">rquitectura</text:span>:</text:p>
          <text:p text:style-name="P24">La preparación de los datos, a menudo llamada la gestión de datos, implica la adquisición de datos y <text:s/><text:span text:style-name="T37">su </text:span>transform<text:span text:style-name="T37">ación</text:span> en información, <text:span text:style-name="T57">y </text:span>en última instancia, se entrega esa información</text:p>
          <text:p text:style-name="P24">al front room. El acceso a los datos, por parte de los usuarios, está restringido a el front room.</text:p>
          <text:p text:style-name="P22">El entorno de un almacén de datos incluye varios componentes, cada uno</text:p>
          <text:p text:style-name="P23">con su propio conjunto de diseños, técnicas, herramientas y productos. Es importante recordar que ninguna de estas cosas por sí solo constituye un almacén de datos.</text:p>
          <text:p text:style-name="P23"/>
        </text:list-item>
        <text:list-item>
          <text:p text:style-name="P5"><text:span text:style-name="T4">Bases de datos transaccionales:</text:span> Una base de datos transaccional <text:span text:style-name="T61">suele ser </text:span>una base de datos relacional, cuyo SGBD (Sistema de Gestión de Bases de Datos) permite transacciones, es decir que las órdenes que se ejecutan forman una unidad de trabajo; son indivisible<text:span text:style-name="T59">s</text:span> o atómica<text:span text:style-name="T59">s</text:span>. Esto permite, mantener la integridad de los datos, haciendo que estas transacciones no puedan finalizar en un estado intermedio.</text:p>
          <text:p text:style-name="P5"/>
        </text:list-item>
        <text:list-item>
          <text:p text:style-name="P10"><text:span text:style-name="T12">OLTP: </text:span>Procesamiento de Transacciones En Línea (OnLine Transaction Processing) es un tipo de procesamiento que facilita y administra aplicaciones transaccionales, usualmente para entrada de datos y recuperación y procesamiento de transaccione<text:span text:style-name="T58">s.</text:span></text:p>
          <text:p text:style-name="P25">Las aplicaciones OLTP tienen un alto rendimiento en la inserción o actualización intensiva de una base de datos. Estas aplicaciones se utilizadas simultáneamente por centenares de usuarios. Las aplicaciones OLTP tienen como objetivos clave la disponibilidad, velocidad, concurrencia y recuperación.</text:p>
          <text:p text:style-name="P5">Un cajero automático de un banco es un ejemplo de una aplicación de procesamiento de transacciones comerciales.</text:p>
          <text:p text:style-name="P11"><text:span text:style-name="T60">En definitiva, l</text:span>os sistemas OLTP son bases de datos orientadas al procesamiento de transacciones. Una transacción genera un proceso atómico (que debe ser validado con un <text:span text:style-name="Emphasis">commit</text:span>, o invalidado con un <text:span text:style-name="Emphasis">rollback</text:span>), y que puede involucrar operaciones de inserción, modificación y borrado de datos.</text:p>
          <text:p text:style-name="P23"/>
        </text:list-item>
        <text:list-item>
          <text:p text:style-name="P5"><text:span text:style-name="T7">OLTP vs. DW </text:span><text:span text:style-name="T15">(OLAP)</text:span><text:span text:style-name="T47">: </text:span></text:p>
          <text:p text:style-name="P26">Los sistemas OLTP, tienen las siguientes desventajas:</text:p>
        </text:list-item>
      </text:list>
      <text:list xml:id="list1126467169969603699" text:style-name="L2">
        <text:list-item>
          <text:p text:style-name="P38">Gran rigidez a la hora de extraer datos, de manera que el usuario tiene que ceñirse a los informes predefinidos que se configuraron en el momento de la implantación, y que no siempre responden a sus dudas reales.</text:p>
        </text:list-item>
        <text:list-item>
          <text:p text:style-name="P39">Necesidad de conocimientos técnicos. Para la generación de nuevos informes o métricas suele resultar ineludible acudir al departamento técnico, solicitando una consulta adecuada para interrogar la base de datos.</text:p>
        </text:list-item>
        <text:list-item>
          <text:p text:style-name="P39">Largos tiempos de respuesta, ya que las consultas complejas de datos suelen implicar la unión de tablas operacionales de gran tamaño, lo que se traduce en una incómoda espera que dificulta la fluidez del trabajo.</text:p>
        </text:list-item>
        <text:list-item>
          <text:p text:style-name="P39">Deterioro en el rendimiento del SI. Cuando la base de datos consultada, para generar informes o ratios de negocio, es la misma que la que soporta el operativo de la empresa, el funcionamiento del sistema puede degradarse hasta afectar y paralizar a todos los usuarios conectados.</text:p>
        </text:list-item>
        <text:list-item>
          <text:p text:style-name="P40">Falta de integración que implica islas de datos. Muchas organizaciones disponen de <text:soft-page-break/>múltiples sistemas de información, incorporados en momentos distintos, para resolver problemáticas diferentes. Sus bases de datos no suelen estar integradas, lo que implica la existencia de islas de información.</text:p>
        </text:list-item>
        <text:list-item>
          <text:p text:style-name="P40">Datos erróneos, obsoletos o incompletos. El tema de la calidad de los datos siempre es considerado como algo importante, pero esta labor nunca se lleva al extremo de garantizar la fiabilidad de la información aportada.</text:p>
        </text:list-item>
        <text:list-item>
          <text:p text:style-name="P40">Problemas para adecuar la información al cargo del usuario. No se trata de que todo el mundo tenga acceso a toda la información, sino de que tenga acceso a la información que necesita para que su trabajo sea lo más eficiente posible.</text:p>
        </text:list-item>
        <text:list-item>
          <text:p text:style-name="P40">Ausencia de información histórica. Los datos almacenados en los sistemas operacionales están diseñados para llevar la empresa al día, pero no permiten contrastar la situación actual con una situación retrospectiva de años atrás.</text:p>
        </text:list-item>
      </text:list>
      <text:list xml:id="list215733075899589" text:continue-list="list215732187001397" text:style-name="L1">
        <text:list-header>
          <text:p text:style-name="P5">Los sistemas OLAP son bases de datos orientadas al procesamiento analítico. Este análisis suele implicar, generalmente, la lectura de grandes cantidades de datos para llegar a extraer algún tipo de información útil: tendencias de ventas, patrones de comportamiento de los consumidores, elaboración de informes complejos… etc.</text:p>
          <text:p text:style-name="P23"/>
        </text:list-header>
        <text:list-item>
          <text:p text:style-name="P27"><text:span text:style-name="T4">Data mart</text:span>: </text:p>
          <text:p text:style-name="P27"><text:span text:style-name="T4">Top-Down:</text:span> Como se puede apreciar, el DW es cargado a través de procesos ETL y luego este alimenta a los diferentes DM, cada uno de los cuales recibirá los datos que corres- </text:p>
          <text:p text:style-name="P27">pondan al tema o departamento que traten. </text:p>
          <text:p text:style-name="P27">Esta forma de implementación cuenta con la ventaja de no tener que incurrir en </text:p>
          <text:p text:style-name="P27">complicadas sincronizaciones de hechos, pero requiere una gran inversión y una </text:p>
          <text:p text:style-name="P27">gran cantidad de tiempo de construcción.</text:p>
          <text:p text:style-name="P27"><text:span text:style-name="T4">Bottom-Up:</text:span> Los DM se cargan a través de procesos ETL, los cuales suministrarán la información adecuada a cada uno de ellos. En muchas ocasiones, los DM son implementados sin que exista el DW, ya que tienen sus mismas características pero con la particularidad de que están enfocados en un tema específico. Luego de que hayan sido </text:p>
          <text:p text:style-name="P27">creados y cargados todos los DM, se procederá a su integración con el depósito. </text:p>
          <text:p text:style-name="P27">La ventaja que trae aparejada este modelo es que cada DM se crea y pone en funcionamiento en un corto lapso de tiempo y se puede tener una pequeña solución a un costo no tan elevado. Luego que todos los DM estén puestos en marcha, se puede decidir si construir el DW o no. El mayor inconveniente está dado en tener que sincronizar los hechos al momento de la consolidación en el depósito.</text:p>
          <text:p text:style-name="P27"/>
        </text:list-item>
        <text:list-item>
          <text:p text:style-name="P28"><text:span text:style-name="T4">Hechos:</text:span> Son las medidas de negocios (o indicadores de negocios) a los que el usuario final quiere observar y sobre los cuales quiere tener conocimientos.</text:p>
          <text:p text:style-name="P28"/>
        </text:list-item>
        <text:list-item>
          <text:p text:style-name="P28"><text:span text:style-name="T4">Dimensiones:</text:span>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2"/>
      <text:list xml:id="list215733044263027" text:continue-numbering="true" text:style-name="L1">
        <text:list-item>
          <text:p text:style-name="P29"><text:span text:style-name="T4">Esquemas dimensionales:</text:span> Son los esquemas de bases de datos que separan físicamente las medidas que cuantifican el negocio (<text:span text:style-name="T4">hechos</text:span>) de los elementos que describen el contexto en que queremos observar esas medidas cuantificadas (<text:span text:style-name="T4">dimensiones</text:span>). El esquema dimensional puede ser físico o lógico.</text:p>
          <text:list>
            <text:list-item>
              <text:p text:style-name="P29"><text:soft-page-break/>Un esquema dimensional <text:span text:style-name="T4">físico </text:span><text:span text:style-name="T17">generalmente los objetos que contiene son en realidad tablas de base de datos.</text:span></text:p>
            </text:list-item>
            <text:list-item>
              <text:p text:style-name="P29"><text:span text:style-name="T17">Un esquema dimensional </text:span><text:span text:style-name="T4">lógico </text:span><text:span text:style-name="T18">los hechos y las dimensiones se representan como entidades y atributos independientes a una base de datos y por lo tanto, se pueden transformar en un esquema dimensional físico para cualquier base de datos.</text:span></text:p>
            </text:list-item>
          </text:list>
        </text:list-item>
      </text:list>
      <text:p text:style-name="P4"/>
      <text:list xml:id="list215732008479145" text:continue-numbering="true" text:style-name="L1">
        <text:list-item>
          <text:p text:style-name="P12"><text:span text:style-name="T8">E</text:span><text:span text:style-name="T9">squema de estrella:</text:span><text:span text:style-name="T19"> En este tipo de esquemas nos encontraremos con</text:span><text:span text:style-name="T22"> </text:span><text:span text:style-name="T23">una tabla de hechos, rodeada de tablas de </text:span><text:span text:style-name="T25">dimensiones. En la tabla de hechos tendremos un campo por cada dimensión, </text:span><text:span text:style-name="T27">el</text:span><text:span text:style-name="T25"> </text:span><text:span text:style-name="T27">cual hace referencia a la clave primaria de la misma </text:span><text:span text:style-name="T26">(por medio de é</text:span><text:span text:style-name="T27">stos</text:span><text:span text:style-name="T26"> luego se podrá recuperar la información necesaria para cada hecho)</text:span><text:span text:style-name="T25"> y las métricas que quieren ser evaluadas. </text:span><text:span text:style-name="T27">La combinación de estas </text:span><text:span text:style-name="T29">forman, generalmente, la clave primaria de la tabla de hechos.</text:span><text:span text:style-name="T25"> Por otra parte, cada dimensión tendrá su campo clave y otros campos en los que se almacenan las correspondientes descripciones que son de utilidad en el ambiente de negocios.</text:span></text:p>
          <text:p text:style-name="P12">Este esquema es ideal por su simplicidad y velocidad para ser usado en análisis multidimensionales. Permite acceder tanto a datos agregados como de detalle. El diseño de esquemas en estrella permite implementar la funcionalidad de una base de datos multidimensional utilizando una clásica base de datos relacional (más extendidas que las multidimensionales). Otra razón para utilizar los esquemas en estrella es su simplicidad desde el punto de vista del usuario final. Las consultas no son complicadas, ya que las condiciones y las uniones (JOIN) necesarias sólo involucran a la tabla de hechos y a las de dimensiones, no haciendo falta que se encadenen uniones y condiciones a dos o más niveles como ocurriría en un esquema en copo de nieve.</text:p>
          <text:p text:style-name="P42"><text:span text:style-name="T32">Presentamos el siguiente ejemplo: s</text:span><text:span text:style-name="T25">upongamos que queremos realizar un análisis sobre el importe ganado por cliente, según el producto y para una fecha específica. </text:span><text:span text:style-name="T32">Ver diapositiva</text:span><text:span text:style-name="T33">. </text:span><text:span text:style-name="T34">Cuando se normaliza, se pretende eliminar la redundancia, la repetición de datos <text:s/>y que las claves sean independientes de las columnas, pero en este tipo de modelos se requiere no evitar precisamente esto.</text:span></text:p>
        </text:list-item>
        <text:list-item>
          <text:p text:style-name="P41"><text:span text:style-name="T10">Esquema de copo de nieve:</text:span><text:span text:style-name="T20"> </text:span><text:span text:style-name="T24">Este otro tipo de esquemas, es similar al esquema de estrella salvo por cierto detalle, </text:span><text:span text:style-name="T25">las dimensiones pueden, a su vez, estar conectadas con otras tablas de dimensiones. Es decir, tendremos</text:span><text:span text:style-name="T28"> una tabla de hechos rodeada de tablas de dimensiones que nuevamente están conectadas con otras tablas de dimensiones con una relación muchos a uno. Cada una de las dimensiones conectadas con una dimensión representan un nivel jerárquico pa</text:span>ra la dimensión en si misma (por ejemplo, para la dimensión país, podríamos tener una tabla para país, otra para provincia y otra para ciudad). En el ejemplo anterior se ve claramente que una dimensión se implementa con mas de una tabla. La razón de ésto es buscar una normalización de las tablas, con lo cual se logra reducir espacio de almacenamiento al eliminar redundancia en los datos. Al tener una dimensión (la cual sería representada por una tabla en la ba<text:span text:style-name="T30">se de datos) representada por varias tablas, se logra facilitar el mantenimiento de la dime</text:span><text:span text:style-name="T31">n</text:span><text:span text:style-name="T30">sión.</text:span></text:p>
          <text:p text:style-name="P41">La finalidad <text:span text:style-name="T65">de éste esquema consiste en </text:span>reducir el espacio de almacenamiento al eliminar la redundancia de datos; pero tiene la contrapartida de generar peores rendimientos, <text:span text:style-name="T66">en comparación al esquema estrella, </text:span>al tener que crear más tablas de dimensiones y más relaciones entre las tablas (JOINS) lo que tiene un impacto directo sobre el rendimiento.</text:p>
          <text:p text:style-name="P30"/>
        </text:list-item>
        <text:list-item>
          <text:p text:style-name="P31"><text:span text:style-name="T4">Esquema de constelación:</text:span> En este tipo de esquemas se <text:span text:style-name="T39">compone de varios esquemas estrella y/o de copo de nieve. Pueden tener más de una tabla de hechos y comparten dimensiones. La posibilidad de tener más de una tabla de hechos permite que una de ellas sea la principal y las demás contener diversas sumarizaciones de información contenida en la principal.</text:span></text:p>
          <text:p text:style-name="P31"><text:soft-page-break/></text:p>
        </text:list-item>
        <text:list-item>
          <text:p text:style-name="P5"><text:span text:style-name="T16">Base de datos temporal:</text:span><text:span text:style-name="T21"> </text:span>Una Base de datos temporal es un sistema de gestión de base de datos (DBMS) el cual implementa y trata con especial énfasis aspectos temporales, teniendo un modelo de datos temporal y una versión temporal del lenguaje de consulta estructurado.</text:p>
          <text:p text:style-name="P34">Los datos almacenados en una base de datos temporal tienen un <text:span text:style-name="T63">asociado un </text:span>periodo de tiempo <text:span text:style-name="T63">que expresa su valides</text:span>. <text:span text:style-name="T63">L</text:span>as bases de datos convencionales consideran los datos almacenados en ella <text:span text:style-name="T63">son válidas en el</text:span> instante de tiempo ahora, no mantienen un registro de los estados pasados o futuros <text:span text:style-name="T64">de la base de datos</text:span>. <text:span text:style-name="T63">Por lo tanto, las bases de datos temporales</text:span> hace<text:span text:style-name="T63">n</text:span> posible almacenar diferentes estados de <text:span text:style-name="T63">la </text:span>base de datos.</text:p>
          <text:p text:style-name="P35">Un DW, es una base de datos temporal.</text:p>
          <text:p text:style-name="P31"/>
        </text:list-item>
        <text:list-item>
          <text:p text:style-name="P32"><text:span text:style-name="T11">Dimensión tiempo:</text:span><text:span text:style-name="T46"> </text:span><text:span text:style-name="T41">En un DW, la creación y el mantenimiento de una tabla de dimensión Tiempo es obligatoria, y la definición de granularidad y estructuración de la misma depende de la dinámica del negocio que se este analizando. Toda la información dentro del depósito, como ya se ha explicado, posee su propio sello de tiempo que determina la ocurrencia de un hecho específico, representando de esta manera diferentes versiones de una misma situación.</text:span></text:p>
          <text:p text:style-name="P33"><text:span text:style-name="T41">Al momento de implementar la dimensión como una tabla en la base de datos se debe tener especial cuidado con el campo clave que se elige ya que esto puede influir mucho en el espacio que se ocupara en disco y los tiempos de respuesta. Las posibilidades son usar un valor de tipo </text:span><text:span text:style-name="T45">Date</text:span><text:span text:style-name="T41"> o un valor de tipo </text:span><text:span text:style-name="T45">Entero</text:span><text:span text:style-name="T41">:</text:span></text:p>
          <text:list>
            <text:list-item>
              <text:p text:style-name="P33"><text:span text:style-name="T41">Si usamos el tipo </text:span><text:span text:style-name="T45">Date</text:span><text:span text:style-name="T41"> para <text:s/>el campo clave, costaría mucho espacio en comparación con un entero y </text:span><text:span text:style-name="T42">ralentizarían</text:span><text:span text:style-name="T41"> los tiempos de respuesta ya que para los motores de consulta resulta más costosa la comparación con este tipo de campos que con uno entero.</text:span></text:p>
            </text:list-item>
            <text:list-item>
              <text:p text:style-name="P33"><text:span text:style-name="T41">Si elegimos un valor de tipo </text:span><text:span text:style-name="T45">Entero </text:span><text:span text:style-name="T43">tenemos dos opciones:</text:span></text:p>
              <text:list>
                <text:list-item>
                  <text:p text:style-name="P33"><text:span text:style-name="T43">Utilizar un campo autoincremental, el cual tiene la siguiente forma: 1, 2, 3, …, 5140, … con lo cual el costo de almacenamiento en disco se reduciría </text:span><text:span text:style-name="T44">considerablemente y los tiempos de respuesta bajan ya que la comparación entre enteros no es algo costoso. Con esta representación se torna confuso con que fecha se está tratando.</text:span></text:p>
                </text:list-item>
                <text:list-item>
                  <text:p text:style-name="P36">Utilizar un campo de la forma yyyyMMdd, por ejemplo 20150315, se obtienen los mismos beneficios que los <text:span text:style-name="T68">recién</text:span> planteados y se agrega una mejor comprensión a la hora de visualizar los registros.</text:p>
                </text:list-item>
              </text:list>
            </text:list-item>
          </text:list>
        </text:list-item>
        <text:list-item>
          <text:p text:style-name="P37">Ventasjas DW:</text:p>
          <text:p text:style-name="P37">Idem diapositivas</text:p>
        </text:list-item>
        <text:list-item>
          <text:p text:style-name="P37">Desventajas DW:</text:p>
          <text:p text:style-name="P37">Idem diapositiv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9T21:57:31.367123106</dc:date>
    <meta:editing-duration>PT9H20M</meta:editing-duration>
    <meta:editing-cycles>114</meta:editing-cycles>
    <meta:generator>LibreOffice/4.1.3.2$Linux_X86_64 LibreOffice_project/410m0$Build-2</meta:generator>
    <dc:creator>javier </dc:creator>
    <meta:document-statistic meta:table-count="0" meta:image-count="0" meta:object-count="0" meta:page-count="5" meta:paragraph-count="89" meta:word-count="2774" meta:character-count="16688" meta:non-whitespace-character-count="14065"/>
  </office:meta>
</office:document-meta>
</file>